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B0000005D866D6275B.png"/>
  <manifest:file-entry manifest:media-type="image/png" manifest:full-path="Pictures/10000201000004B0000004B03C1D3EAB.png"/>
  <manifest:file-entry manifest:media-type="image/jpeg" manifest:full-path="Pictures/10000000000004D80000049D87FCC8A0.jpg"/>
  <manifest:file-entry manifest:media-type="image/png" manifest:full-path="Pictures/10000201000004B0000004B0FE68FAF0.png"/>
  <manifest:file-entry manifest:media-type="image/png" manifest:full-path="Pictures/10000201000004B00000053B062DE6D1.png"/>
  <manifest:file-entry manifest:media-type="image/png" manifest:full-path="Pictures/10000201000004B000000719E91CE483.png"/>
  <manifest:file-entry manifest:media-type="image/png" manifest:full-path="Pictures/10000201000004B0000004C07C25592C.png"/>
  <manifest:file-entry manifest:media-type="image/png" manifest:full-path="Pictures/10000201000004B000000559F12775E8.png"/>
  <manifest:file-entry manifest:media-type="image/png" manifest:full-path="Pictures/10000201000000AA000000DF901257F4.png"/>
  <manifest:file-entry manifest:media-type="image/png" manifest:full-path="Pictures/10000201000004B0000004B04FBF0C3F.png"/>
  <manifest:file-entry manifest:media-type="image/png" manifest:full-path="Pictures/10000201000004B000000584E6A9489A.png"/>
  <manifest:file-entry manifest:media-type="image/png" manifest:full-path="Pictures/10000201000004B00000065881A1395A.png"/>
  <manifest:file-entry manifest:media-type="image/png" manifest:full-path="Pictures/10000201000004B0000004B8A00685B9.png"/>
  <manifest:file-entry manifest:media-type="image/png" manifest:full-path="Pictures/10000201000004B00000099F7862001E.png"/>
  <manifest:file-entry manifest:media-type="image/jpeg" manifest:full-path="Pictures/10000000000000E1000000E187355F2F.jpg"/>
  <manifest:file-entry manifest:media-type="image/jpeg" manifest:full-path="Pictures/1000000000000300000003FF606172E2.jpg"/>
  <manifest:file-entry manifest:media-type="image/jpeg" manifest:full-path="Pictures/10000000000000DC000000E5082E761E.jpg"/>
  <manifest:file-entry manifest:media-type="image/png" manifest:full-path="Pictures/10000201000004B0000004CA62B12D05.png"/>
  <manifest:file-entry manifest:media-type="image/png" manifest:full-path="Pictures/10000201000004B0000005374D4643F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7cm"/>
    </style:style>
    <style:style style:name="co3" style:family="table-column">
      <style:table-column-properties fo:break-before="auto" style:column-width="1.048cm"/>
    </style:style>
    <style:style style:name="co4" style:family="table-column">
      <style:table-column-properties fo:break-before="auto" style:column-width="1.374cm"/>
    </style:style>
    <style:style style:name="ro1" style:family="table-row">
      <style:table-row-properties style:row-height="0.57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number-columns-repeated="39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982" table:default-cell-style-name="ce2"/>
        <table:table-row table:style-name="ro1">
          <table:table-cell table:style-name="ce1" office:value-type="string">
            <text:p>2018/19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>10</text:p>
          </table:table-cell>
          <table:table-cell office:value-type="string">
            <text:p>11</text:p>
          </table:table-cell>
          <table:table-cell office:value-type="string">
            <text:p>12</text:p>
          </table:table-cell>
          <table:table-cell office:value-type="string">
            <text:p>13</text:p>
          </table:table-cell>
          <table:table-cell office:value-type="string">
            <text:p>14</text:p>
          </table:table-cell>
          <table:table-cell office:value-type="string">
            <text:p>15</text:p>
          </table:table-cell>
          <table:table-cell office:value-type="string">
            <text:p>16</text:p>
          </table:table-cell>
          <table:table-cell office:value-type="string">
            <text:p>17</text:p>
          </table:table-cell>
          <table:table-cell office:value-type="string">
            <text:p>18</text:p>
          </table:table-cell>
          <table:table-cell office:value-type="string">
            <text:p>19</text:p>
          </table:table-cell>
          <table:table-cell office:value-type="string">
            <text:p>20</text:p>
          </table:table-cell>
          <table:table-cell office:value-type="string">
            <text:p>21</text:p>
          </table:table-cell>
          <table:table-cell office:value-type="string">
            <text:p>22</text:p>
          </table:table-cell>
          <table:table-cell office:value-type="string">
            <text:p>23</text:p>
          </table:table-cell>
          <table:table-cell office:value-type="string">
            <text:p>24</text:p>
          </table:table-cell>
          <table:table-cell office:value-type="string">
            <text:p>25</text:p>
          </table:table-cell>
          <table:table-cell office:value-type="string">
            <text:p>26</text:p>
          </table:table-cell>
          <table:table-cell office:value-type="string">
            <text:p>27</text:p>
          </table:table-cell>
          <table:table-cell office:value-type="string">
            <text:p>28</text:p>
          </table:table-cell>
          <table:table-cell office:value-type="string">
            <text:p>29</text:p>
          </table:table-cell>
          <table:table-cell office:value-type="string">
            <text:p>30</text:p>
          </table:table-cell>
          <table:table-cell office:value-type="string">
            <text:p>31</text:p>
          </table:table-cell>
          <table:table-cell office:value-type="string">
            <text:p>32</text:p>
          </table:table-cell>
          <table:table-cell office:value-type="string">
            <text:p>33</text:p>
          </table:table-cell>
          <table:table-cell office:value-type="string">
            <text:p>34</text:p>
          </table:table-cell>
          <table:table-cell office:value-type="string">
            <text:p>35</text:p>
          </table:table-cell>
          <table:table-cell office:value-type="string">
            <text:p>36</text:p>
          </table:table-cell>
          <table:table-cell office:value-type="string">
            <text:p>37</text:p>
          </table:table-cell>
          <table:table-cell office:value-type="string">
            <text:p>38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82"/>
        </table:table-row>
        <table:table-row table:style-name="ro1">
          <table:table-cell/>
          <table:table-cell office:value-type="string">
            <text:p>1</text:p>
          </table:table-cell>
          <table:table-cell>
            <draw:frame table:end-cell-address="Tabelle1.C3" table:end-x="0.439cm" table:end-y="0.5cm" draw:z-index="19" draw:name="Grafik 9" draw:style-name="gr1" draw:text-style-name="P1" svg:width="0.4cm" svg:height="0.5cm" svg:x="0.039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D3" table:end-x="0.537cm" table:end-y="0.5cm" draw:z-index="21" draw:name="Grafik 3" draw:style-name="gr1" draw:text-style-name="P1" svg:width="0.5cm" svg:height="0.5cm" svg:x="0.037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E3" table:end-x="0.436cm" table:end-y="0.5cm" draw:z-index="24" draw:name="Grafik 9" draw:style-name="gr1" draw:text-style-name="P1" svg:width="0.4cm" svg:height="0.5cm" svg:x="0.036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F3" table:end-x="0.434cm" table:end-y="0.5cm" draw:z-index="25" draw:name="Grafik 9" draw:style-name="gr1" draw:text-style-name="P1" svg:width="0.4cm" svg:height="0.5cm" svg:x="0.034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G3" table:end-x="0.532cm" table:end-y="0.5cm" draw:z-index="113" draw:name="Grafik 14" draw:style-name="gr1" draw:text-style-name="P1" svg:width="0.5cm" svg:height="0.5cm" svg:x="0.032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H3" table:end-x="0.431cm" table:end-y="0.5cm" draw:z-index="30" draw:name="Grafik 9" draw:style-name="gr1" draw:text-style-name="P1" svg:width="0.4cm" svg:height="0.5cm" svg:x="0.031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I3" table:end-x="0.529cm" table:end-y="0.5cm" draw:z-index="32" draw:name="Grafik 3" draw:style-name="gr1" draw:text-style-name="P1" svg:width="0.5cm" svg:height="0.5cm" svg:x="0.029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J3" table:end-x="0.528cm" table:end-y="0.5cm" draw:z-index="33" draw:name="Grafik 3" draw:style-name="gr1" draw:text-style-name="P1" svg:width="0.5cm" svg:height="0.5cm" svg:x="0.028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K3" table:end-x="0.526cm" table:end-y="0.5cm" draw:z-index="43" draw:name="Grafik 3" draw:style-name="gr1" draw:text-style-name="P1" svg:width="0.5cm" svg:height="0.5cm" svg:x="0.026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L3" table:end-x="0.525cm" table:end-y="0.5cm" draw:z-index="44" draw:name="Grafik 3" draw:style-name="gr1" draw:text-style-name="P1" svg:width="0.5cm" svg:height="0.5cm" svg:x="0.025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M3" table:end-x="0.524cm" table:end-y="0.5cm" draw:z-index="45" draw:name="Grafik 3" draw:style-name="gr1" draw:text-style-name="P1" svg:width="0.5cm" svg:height="0.5cm" svg:x="0.024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N3" table:end-x="0.522cm" table:end-y="0.5cm" draw:z-index="46" draw:name="Grafik 3" draw:style-name="gr1" draw:text-style-name="P1" svg:width="0.5cm" svg:height="0.5cm" svg:x="0.022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O3" table:end-x="0.52cm" table:end-y="0.5cm" draw:z-index="47" draw:name="Grafik 3" draw:style-name="gr1" draw:text-style-name="P1" svg:width="0.5cm" svg:height="0.5cm" svg:x="0.02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P3" table:end-x="0.519cm" table:end-y="0.5cm" draw:z-index="48" draw:name="Grafik 3" draw:style-name="gr1" draw:text-style-name="P1" svg:width="0.5cm" svg:height="0.5cm" svg:x="0.019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Q3" table:end-x="0.517cm" table:end-y="0.5cm" draw:z-index="49" draw:name="Grafik 3" draw:style-name="gr1" draw:text-style-name="P1" svg:width="0.5cm" svg:height="0.5cm" svg:x="0.017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R3" table:end-x="0.416cm" table:end-y="0.5cm" draw:z-index="39" draw:name="Grafik 9" draw:style-name="gr1" draw:text-style-name="P1" svg:width="0.4cm" svg:height="0.5cm" svg:x="0.016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S3" table:end-x="0.414cm" table:end-y="0.5cm" draw:z-index="54" draw:name="Grafik 9" draw:style-name="gr1" draw:text-style-name="P1" svg:width="0.4cm" svg:height="0.5cm" svg:x="0.014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T3" table:end-x="0.412cm" table:end-y="0.5cm" draw:z-index="55" draw:name="Grafik 9" draw:style-name="gr1" draw:text-style-name="P1" svg:width="0.4cm" svg:height="0.5cm" svg:x="0.012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U3" table:end-x="0.411cm" table:end-y="0.5cm" draw:z-index="56" draw:name="Grafik 9" draw:style-name="gr1" draw:text-style-name="P1" svg:width="0.4cm" svg:height="0.5cm" svg:x="0.011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V3" table:end-x="0.409cm" table:end-y="0.5cm" draw:z-index="57" draw:name="Grafik 9" draw:style-name="gr1" draw:text-style-name="P1" svg:width="0.4cm" svg:height="0.5cm" svg:x="0.009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W3" table:end-x="0.408cm" table:end-y="0.5cm" draw:z-index="64" draw:name="Grafik 9" draw:style-name="gr1" draw:text-style-name="P1" svg:width="0.4cm" svg:height="0.5cm" svg:x="0.008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X3" table:end-x="0.406cm" table:end-y="0.5cm" draw:z-index="65" draw:name="Grafik 9" draw:style-name="gr1" draw:text-style-name="P1" svg:width="0.4cm" svg:height="0.5cm" svg:x="0.006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Y3" table:end-x="0.404cm" table:end-y="0.5cm" draw:z-index="66" draw:name="Grafik 9" draw:style-name="gr1" draw:text-style-name="P1" svg:width="0.4cm" svg:height="0.5cm" svg:x="0.004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Z3" table:end-x="0.403cm" table:end-y="0.5cm" draw:z-index="67" draw:name="Grafik 9" draw:style-name="gr1" draw:text-style-name="P1" svg:width="0.4cm" svg:height="0.5cm" svg:x="0.003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AA3" table:end-x="0.501cm" table:end-y="0.5cm" draw:z-index="59" draw:name="Grafik 3" draw:style-name="gr1" draw:text-style-name="P1" svg:width="0.5cm" svg:height="0.5cm" svg:x="0.001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C3" table:end-x="0.398cm" table:end-y="0.5cm" draw:z-index="69" draw:name="Grafik 9" draw:style-name="gr1" draw:text-style-name="P1" svg:width="0.4cm" svg:height="0.5cm" svg:x="0.566cm" svg:y="0cm">
              <draw:image xlink:href="Pictures/10000201000004B00000065881A1395A.png" xlink:type="simple" xlink:show="embed" xlink:actuate="onLoad">
                <text:p/>
              </draw:image>
            </draw:frame>
            <draw:frame table:end-cell-address="Tabelle1.AB3" table:end-x="0.5cm" table:end-y="0.5cm" draw:z-index="71" draw:name="Grafik 3" draw:style-name="gr1" draw:text-style-name="P1" svg:width="0.5cm" svg:height="0.5cm" svg:x="0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D3" table:end-x="0.396cm" table:end-y="0.5cm" draw:z-index="75" draw:name="Grafik 9" draw:style-name="gr1" draw:text-style-name="P1" svg:width="0.4cm" svg:height="0.5cm" svg:x="0.564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AE3" table:end-x="0.496cm" table:end-y="0.5cm" draw:z-index="73" draw:name="Grafik 3" draw:style-name="gr1" draw:text-style-name="P1" svg:width="0.5cm" svg:height="0.5cm" svg:x="0.563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F3" table:end-x="0.494cm" table:end-y="0.5cm" draw:z-index="77" draw:name="Grafik 3" draw:style-name="gr1" draw:text-style-name="P1" svg:width="0.5cm" svg:height="0.5cm" svg:x="0.562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G3" table:end-x="0.393cm" table:end-y="0.5cm" draw:z-index="3" draw:name="Grafik 9" draw:style-name="gr1" draw:text-style-name="P1" svg:width="0.4cm" svg:height="0.5cm" svg:x="0.56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 table:number-columns-repeated="992"/>
        </table:table-row>
        <table:table-row table:style-name="ro1">
          <table:table-cell/>
          <table:table-cell office:value-type="string">
            <text:p>2</text:p>
          </table:table-cell>
          <table:table-cell>
            <draw:frame table:end-cell-address="Tabelle1.C4" table:end-x="0.539cm" table:end-y="0.501cm" draw:z-index="110" draw:name="Grafik 14" draw:style-name="gr1" draw:text-style-name="P1" svg:width="0.5cm" svg:height="0.5cm" svg:x="0.039cm" svg:y="0.001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D4" table:end-x="0.437cm" table:end-y="0.501cm" draw:z-index="22" draw:name="Grafik 9" draw:style-name="gr1" draw:text-style-name="P1" svg:width="0.4cm" svg:height="0.5cm" svg:x="0.037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E4" table:end-x="0.386cm" table:end-y="0.501cm" draw:z-index="81" draw:name="Grafik 4" draw:style-name="gr1" draw:text-style-name="P1" svg:width="0.35cm" svg:height="0.5cm" svg:x="0.036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F4" table:end-x="0.534cm" table:end-y="0.501cm" draw:z-index="112" draw:name="Grafik 14" draw:style-name="gr1" draw:text-style-name="P1" svg:width="0.5cm" svg:height="0.5cm" svg:x="0.034cm" svg:y="0.001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G4" table:end-x="0.432cm" table:end-y="0.501cm" draw:z-index="28" draw:name="Grafik 9" draw:style-name="gr1" draw:text-style-name="P1" svg:width="0.4cm" svg:height="0.5cm" svg:x="0.032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H4" table:end-x="0.531cm" table:end-y="0.501cm" draw:z-index="29" draw:name="Grafik 3" draw:style-name="gr1" draw:text-style-name="P1" svg:width="0.5cm" svg:height="0.5cm" svg:x="0.031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I4" table:end-x="0.429cm" table:end-y="0.501cm" draw:z-index="31" draw:name="Grafik 9" draw:style-name="gr1" draw:text-style-name="P1" svg:width="0.4cm" svg:height="0.5cm" svg:x="0.029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J4" table:end-x="0.528cm" table:end-y="0.501cm" draw:z-index="116" draw:name="Grafik 14" draw:style-name="gr1" draw:text-style-name="P1" svg:width="0.5cm" svg:height="0.5cm" svg:x="0.028cm" svg:y="0.001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K4" table:end-x="0.426cm" table:end-y="0.501cm" draw:z-index="35" draw:name="Grafik 9" draw:style-name="gr1" draw:text-style-name="P1" svg:width="0.4cm" svg:height="0.5cm" svg:x="0.026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L4" table:end-x="0.425cm" table:end-y="0.501cm" draw:z-index="37" draw:name="Grafik 9" draw:style-name="gr1" draw:text-style-name="P1" svg:width="0.4cm" svg:height="0.5cm" svg:x="0.025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N4" table:end-x="0.422cm" table:end-y="0.501cm" draw:z-index="38" draw:name="Grafik 9" draw:style-name="gr1" draw:text-style-name="P1" svg:width="0.4cm" svg:height="0.5cm" svg:x="0.022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O4" table:end-x="0.42cm" table:end-y="0.501cm" draw:z-index="40" draw:name="Grafik 9" draw:style-name="gr1" draw:text-style-name="P1" svg:width="0.4cm" svg:height="0.5cm" svg:x="0.02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P4" table:end-x="0.419cm" table:end-y="0.501cm" draw:z-index="41" draw:name="Grafik 9" draw:style-name="gr1" draw:text-style-name="P1" svg:width="0.4cm" svg:height="0.5cm" svg:x="0.019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Q4" table:end-x="0.417cm" table:end-y="0.501cm" draw:z-index="42" draw:name="Grafik 9" draw:style-name="gr1" draw:text-style-name="P1" svg:width="0.4cm" svg:height="0.5cm" svg:x="0.017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R4" table:end-x="0.516cm" table:end-y="0.501cm" draw:z-index="50" draw:name="Grafik 3" draw:style-name="gr1" draw:text-style-name="P1" svg:width="0.5cm" svg:height="0.5cm" svg:x="0.016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S4" table:end-x="0.514cm" table:end-y="0.501cm" draw:z-index="51" draw:name="Grafik 3" draw:style-name="gr1" draw:text-style-name="P1" svg:width="0.5cm" svg:height="0.5cm" svg:x="0.014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T4" table:end-x="0.512cm" table:end-y="0.501cm" draw:z-index="52" draw:name="Grafik 3" draw:style-name="gr1" draw:text-style-name="P1" svg:width="0.5cm" svg:height="0.5cm" svg:x="0.012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V4" table:end-x="0.509cm" table:end-y="0.501cm" draw:z-index="58" draw:name="Grafik 3" draw:style-name="gr1" draw:text-style-name="P1" svg:width="0.5cm" svg:height="0.5cm" svg:x="0.009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W4" table:end-x="0.508cm" table:end-y="0.501cm" draw:z-index="60" draw:name="Grafik 3" draw:style-name="gr1" draw:text-style-name="P1" svg:width="0.5cm" svg:height="0.5cm" svg:x="0.008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X4" table:end-x="0.506cm" table:end-y="0.501cm" draw:z-index="61" draw:name="Grafik 3" draw:style-name="gr1" draw:text-style-name="P1" svg:width="0.5cm" svg:height="0.5cm" svg:x="0.006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Y4" table:end-x="0.504cm" table:end-y="0.501cm" draw:z-index="62" draw:name="Grafik 3" draw:style-name="gr1" draw:text-style-name="P1" svg:width="0.5cm" svg:height="0.5cm" svg:x="0.004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Z4" table:end-x="0.503cm" table:end-y="0.501cm" draw:z-index="63" draw:name="Grafik 3" draw:style-name="gr1" draw:text-style-name="P1" svg:width="0.5cm" svg:height="0.5cm" svg:x="0.003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A4" table:end-x="0.401cm" table:end-y="0.501cm" draw:z-index="68" draw:name="Grafik 9" draw:style-name="gr1" draw:text-style-name="P1" svg:width="0.4cm" svg:height="0.5cm" svg:x="0.001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AB4" table:end-x="0.4cm" table:end-y="0.501cm" draw:z-index="70" draw:name="Grafik 9" draw:style-name="gr1" draw:text-style-name="P1" svg:width="0.4cm" svg:height="0.5cm" svg:x="0cm" svg:y="0.001cm">
              <draw:image xlink:href="Pictures/10000201000004B00000065881A1395A.png" xlink:type="simple" xlink:show="embed" xlink:actuate="onLoad">
                <text:p/>
              </draw:image>
            </draw:frame>
            <draw:frame table:end-cell-address="Tabelle1.AC4" table:end-x="0.498cm" table:end-y="0.501cm" draw:z-index="72" draw:name="Grafik 3" draw:style-name="gr1" draw:text-style-name="P1" svg:width="0.5cm" svg:height="0.5cm" svg:x="0.566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D4" table:end-x="0.496cm" table:end-y="0.501cm" draw:z-index="74" draw:name="Grafik 3" draw:style-name="gr1" draw:text-style-name="P1" svg:width="0.5cm" svg:height="0.5cm" svg:x="0.564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E4" table:end-x="0.396cm" table:end-y="0.501cm" draw:z-index="76" draw:name="Grafik 9" draw:style-name="gr1" draw:text-style-name="P1" svg:width="0.4cm" svg:height="0.5cm" svg:x="0.563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AF4" table:end-x="0.394cm" table:end-y="0.501cm" draw:z-index="78" draw:name="Grafik 9" draw:style-name="gr1" draw:text-style-name="P1" svg:width="0.4cm" svg:height="0.5cm" svg:x="0.562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AG4" table:end-x="0.493cm" table:end-y="0.501cm" draw:z-index="0" draw:name="Grafik 3" draw:style-name="gr1" draw:text-style-name="P1" svg:width="0.5cm" svg:height="0.5cm" svg:x="0.56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 table:number-columns-repeated="992"/>
        </table:table-row>
        <table:table-row table:style-name="ro1">
          <table:table-cell/>
          <table:table-cell office:value-type="string">
            <text:p>3</text:p>
          </table:table-cell>
          <table:table-cell/>
          <table:table-cell>
            <draw:frame table:end-cell-address="Tabelle1.D5" table:end-x="0.537cm" table:end-y="0.5cm" draw:z-index="111" draw:name="Grafik 14" draw:style-name="gr1" draw:text-style-name="P1" svg:width="0.5cm" svg:height="0.5cm" svg:x="0.037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E5" table:end-x="0.536cm" table:end-y="0.5cm" draw:z-index="109" draw:name="Grafik 14" draw:style-name="gr1" draw:text-style-name="P1" svg:width="0.5cm" svg:height="0.5cm" svg:x="0.036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F5" table:end-x="0.484cm" table:end-y="0.5cm" draw:z-index="132" draw:name="Grafik 10" draw:style-name="gr1" draw:text-style-name="P1" svg:width="0.45cm" svg:height="0.5cm" svg:x="0.034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G5" table:end-x="0.532cm" table:end-y="0.5cm" draw:z-index="27" draw:name="Grafik 3" draw:style-name="gr1" draw:text-style-name="P1" svg:width="0.5cm" svg:height="0.5cm" svg:x="0.032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H5" table:end-x="0.531cm" table:end-y="0.5cm" draw:z-index="114" draw:name="Grafik 14" draw:style-name="gr1" draw:text-style-name="P1" svg:width="0.5cm" svg:height="0.5cm" svg:x="0.031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I5" table:end-x="0.529cm" table:end-y="0.5cm" draw:z-index="115" draw:name="Grafik 14" draw:style-name="gr1" draw:text-style-name="P1" svg:width="0.5cm" svg:height="0.5cm" svg:x="0.029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J5" table:end-x="0.428cm" table:end-y="0.5cm" draw:z-index="34" draw:name="Grafik 9" draw:style-name="gr1" draw:text-style-name="P1" svg:width="0.4cm" svg:height="0.5cm" svg:x="0.028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K5" table:end-x="0.526cm" table:end-y="0.5cm" draw:z-index="117" draw:name="Grafik 14" draw:style-name="gr1" draw:text-style-name="P1" svg:width="0.5cm" svg:height="0.5cm" svg:x="0.026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L5" table:end-x="0.525cm" table:end-y="0.5cm" draw:z-index="118" draw:name="Grafik 14" draw:style-name="gr1" draw:text-style-name="P1" svg:width="0.5cm" svg:height="0.5cm" svg:x="0.025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M5" table:end-x="0.424cm" table:end-y="0.5cm" draw:z-index="36" draw:name="Grafik 9" draw:style-name="gr1" draw:text-style-name="P1" svg:width="0.4cm" svg:height="0.5cm" svg:x="0.024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 table:number-columns-repeated="7"/>
          <table:table-cell>
            <draw:frame table:end-cell-address="Tabelle1.U5" table:end-x="0.511cm" table:end-y="0.5cm" draw:z-index="53" draw:name="Grafik 3" draw:style-name="gr1" draw:text-style-name="P1" svg:width="0.5cm" svg:height="0.5cm" svg:x="0.011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 table:number-columns-repeated="10"/>
          <table:table-cell>
            <draw:frame table:end-cell-address="Tabelle1.AG5" table:end-x="0.343cm" table:end-y="0.5cm" draw:z-index="1" draw:name="Grafik 4" draw:style-name="gr1" draw:text-style-name="P1" svg:width="0.35cm" svg:height="0.5cm" svg:x="0.56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 table:number-columns-repeated="992"/>
        </table:table-row>
        <table:table-row table:style-name="ro1">
          <table:table-cell/>
          <table:table-cell office:value-type="string">
            <text:p>4</text:p>
          </table:table-cell>
          <table:table-cell/>
          <table:table-cell>
            <draw:frame table:end-cell-address="Tabelle1.D6" table:end-x="0.487cm" table:end-y="0.5cm" draw:z-index="130" draw:name="Grafik 10" draw:style-name="gr1" draw:text-style-name="P1" svg:width="0.45cm" svg:height="0.5cm" svg:x="0.037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E6" table:end-x="0.486cm" table:end-y="0.5cm" draw:z-index="131" draw:name="Grafik 10" draw:style-name="gr1" draw:text-style-name="P1" svg:width="0.45cm" svg:height="0.5cm" svg:x="0.036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F6" table:end-x="0.534cm" table:end-y="0.5cm" draw:z-index="26" draw:name="Grafik 3" draw:style-name="gr1" draw:text-style-name="P1" svg:width="0.5cm" svg:height="0.5cm" svg:x="0.034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G6" table:end-x="0.482cm" table:end-y="0.5cm" draw:z-index="133" draw:name="Grafik 10" draw:style-name="gr1" draw:text-style-name="P1" svg:width="0.45cm" svg:height="0.5cm" svg:x="0.032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H6" table:end-x="0.481cm" table:end-y="0.5cm" draw:z-index="134" draw:name="Grafik 10" draw:style-name="gr1" draw:text-style-name="P1" svg:width="0.45cm" svg:height="0.5cm" svg:x="0.031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I6" table:end-x="0.379cm" table:end-y="0.5cm" draw:z-index="85" draw:name="Grafik 4" draw:style-name="gr1" draw:text-style-name="P1" svg:width="0.35cm" svg:height="0.5cm" svg:x="0.029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J6" table:end-x="0.478cm" table:end-y="0.5cm" draw:z-index="96" draw:name="Grafik 5" draw:style-name="gr1" draw:text-style-name="P1" svg:width="0.45cm" svg:height="0.5cm" svg:x="0.028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K6" table:end-x="0.476cm" table:end-y="0.5cm" draw:z-index="97" draw:name="Grafik 5" draw:style-name="gr1" draw:text-style-name="P1" svg:width="0.45cm" svg:height="0.5cm" svg:x="0.026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L6" table:end-x="0.475cm" table:end-y="0.5cm" draw:z-index="98" draw:name="Grafik 5" draw:style-name="gr1" draw:text-style-name="P1" svg:width="0.45cm" svg:height="0.5cm" svg:x="0.025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 table:number-columns-repeated="19"/>
          <table:table-cell>
            <draw:frame table:end-cell-address="Tabelle1.AG6" table:end-x="0.443cm" table:end-y="0.5cm" draw:z-index="5" draw:name="Grafik 5" draw:style-name="gr1" draw:text-style-name="P1" svg:width="0.45cm" svg:height="0.5cm" svg:x="0.56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 table:number-columns-repeated="992"/>
        </table:table-row>
        <table:table-row table:style-name="ro1">
          <table:table-cell/>
          <table:table-cell office:value-type="string">
            <text:p>5</text:p>
          </table:table-cell>
          <table:table-cell>
            <draw:frame table:end-cell-address="Tabelle1.C7" table:end-x="0.539cm" table:end-y="0.501cm" draw:z-index="20" draw:name="Grafik 3" draw:style-name="gr1" draw:text-style-name="P1" svg:width="0.5cm" svg:height="0.5cm" svg:x="0.039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D7" table:end-x="0.387cm" table:end-y="0.501cm" draw:z-index="80" draw:name="Grafik 4" draw:style-name="gr1" draw:text-style-name="P1" svg:width="0.35cm" svg:height="0.5cm" svg:x="0.037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E7" table:end-x="0.536cm" table:end-y="0.501cm" draw:z-index="23" draw:name="Grafik 3" draw:style-name="gr1" draw:text-style-name="P1" svg:width="0.5cm" svg:height="0.5cm" svg:x="0.036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F7" table:end-x="0.384cm" table:end-y="0.501cm" draw:z-index="82" draw:name="Grafik 4" draw:style-name="gr1" draw:text-style-name="P1" svg:width="0.35cm" svg:height="0.5cm" svg:x="0.034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H7" table:end-x="0.381cm" table:end-y="0.501cm" draw:z-index="84" draw:name="Grafik 4" draw:style-name="gr1" draw:text-style-name="P1" svg:width="0.35cm" svg:height="0.5cm" svg:x="0.031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I7" table:end-x="0.479cm" table:end-y="0.501cm" draw:z-index="95" draw:name="Grafik 5" draw:style-name="gr1" draw:text-style-name="P1" svg:width="0.45cm" svg:height="0.5cm" svg:x="0.029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J7" table:end-x="0.378cm" table:end-y="0.501cm" draw:z-index="86" draw:name="Grafik 4" draw:style-name="gr1" draw:text-style-name="P1" svg:width="0.35cm" svg:height="0.5cm" svg:x="0.028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K7" table:end-x="0.376cm" table:end-y="0.501cm" draw:z-index="87" draw:name="Grafik 4" draw:style-name="gr1" draw:text-style-name="P1" svg:width="0.35cm" svg:height="0.5cm" svg:x="0.026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L7" table:end-x="0.375cm" table:end-y="0.501cm" draw:z-index="88" draw:name="Grafik 4" draw:style-name="gr1" draw:text-style-name="P1" svg:width="0.35cm" svg:height="0.5cm" svg:x="0.025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 table:number-columns-repeated="19"/>
          <table:table-cell>
            <draw:frame table:end-cell-address="Tabelle1.AG7" table:end-x="0.493cm" table:end-y="0.501cm" draw:z-index="2" draw:name="Grafik 1" draw:style-name="gr1" draw:text-style-name="P1" svg:width="0.5cm" svg:height="0.5cm" svg:x="0.56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 table:number-columns-repeated="992"/>
        </table:table-row>
        <table:table-row table:style-name="ro1">
          <table:table-cell/>
          <table:table-cell office:value-type="string">
            <text:p>6</text:p>
          </table:table-cell>
          <table:table-cell>
            <draw:frame table:end-cell-address="Tabelle1.C8" table:end-x="0.489cm" table:end-y="0.5cm" draw:z-index="129" draw:name="Grafik 10" draw:style-name="gr1" draw:text-style-name="P1" svg:width="0.45cm" svg:height="0.5cm" svg:x="0.039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Tabelle1.G8" table:end-x="0.382cm" table:end-y="0.5cm" draw:z-index="83" draw:name="Grafik 4" draw:style-name="gr1" draw:text-style-name="P1" svg:width="0.35cm" svg:height="0.5cm" svg:x="0.032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H8" table:end-x="0.481cm" table:end-y="0.5cm" draw:z-index="94" draw:name="Grafik 5" draw:style-name="gr1" draw:text-style-name="P1" svg:width="0.45cm" svg:height="0.5cm" svg:x="0.031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I8" table:end-x="0.479cm" table:end-y="0.5cm" draw:z-index="135" draw:name="Grafik 10" draw:style-name="gr1" draw:text-style-name="P1" svg:width="0.45cm" svg:height="0.5cm" svg:x="0.029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 table:number-columns-repeated="22"/>
          <table:table-cell>
            <draw:frame table:end-cell-address="Tabelle1.AG8" table:end-x="0.493cm" table:end-y="0.5cm" draw:z-index="4" draw:name="Grafik 14" draw:style-name="gr1" draw:text-style-name="P1" svg:width="0.5cm" svg:height="0.5cm" svg:x="0.56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 table:number-columns-repeated="992"/>
        </table:table-row>
        <table:table-row table:style-name="ro1">
          <table:table-cell/>
          <table:table-cell office:value-type="string">
            <text:p>7</text:p>
          </table:table-cell>
          <table:table-cell>
            <draw:frame table:end-cell-address="Tabelle1.C9" table:end-x="0.539cm" table:end-y="0.501cm" draw:z-index="99" draw:name="Grafik 1" draw:style-name="gr1" draw:text-style-name="P1" svg:width="0.5cm" svg:height="0.5cm" svg:x="0.039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Tabelle1.G9" table:end-x="0.482cm" table:end-y="0.501cm" draw:z-index="93" draw:name="Grafik 5" draw:style-name="gr1" draw:text-style-name="P1" svg:width="0.45cm" svg:height="0.5cm" svg:x="0.032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H9" table:end-x="0.531cm" table:end-y="0.501cm" draw:z-index="104" draw:name="Grafik 1" draw:style-name="gr1" draw:text-style-name="P1" svg:width="0.5cm" svg:height="0.5cm" svg:x="0.031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J9" table:end-x="0.528cm" table:end-y="0.501cm" draw:z-index="126" draw:name="Grafik 1" draw:style-name="gr1" draw:text-style-name="P1" svg:width="0.5cm" svg:height="0.5cm" svg:x="0.028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K9" table:end-x="0.476cm" table:end-y="0.501cm" draw:z-index="137" draw:name="Grafik 10" draw:style-name="gr1" draw:text-style-name="P1" svg:width="0.45cm" svg:height="0.5cm" svg:x="0.026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L9" table:end-x="0.475cm" table:end-y="0.501cm" draw:z-index="138" draw:name="Grafik 10" draw:style-name="gr1" draw:text-style-name="P1" svg:width="0.45cm" svg:height="0.5cm" svg:x="0.025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 table:number-columns-repeated="19"/>
          <table:table-cell>
            <draw:frame table:end-cell-address="Tabelle1.AG9" table:end-x="0.493cm" table:end-y="0.501cm" draw:z-index="16" draw:name="Grafik 1" draw:style-name="gr1" draw:text-style-name="P1" svg:width="0.5cm" svg:height="0.5cm" svg:x="0.56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 table:number-columns-repeated="992"/>
        </table:table-row>
        <table:table-row table:style-name="ro1">
          <table:table-cell/>
          <table:table-cell office:value-type="string">
            <text:p>8</text:p>
          </table:table-cell>
          <table:table-cell>
            <draw:frame table:end-cell-address="Tabelle1.C10" table:end-x="0.389cm" table:end-y="0.5cm" draw:z-index="79" draw:name="Grafik 4" draw:style-name="gr1" draw:text-style-name="P1" svg:width="0.35cm" svg:height="0.5cm" svg:x="0.039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Tabelle1.G10" table:end-x="0.532cm" table:end-y="0.5cm" draw:z-index="103" draw:name="Grafik 1" draw:style-name="gr1" draw:text-style-name="P1" svg:width="0.5cm" svg:height="0.5cm" svg:x="0.032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Tabelle1.J10" table:end-x="0.528cm" table:end-y="0.5cm" draw:z-index="106" draw:name="Grafik 1" draw:style-name="gr1" draw:text-style-name="P1" svg:width="0.5cm" svg:height="0.5cm" svg:x="0.028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L10" table:end-x="0.525cm" table:end-y="0.5cm" draw:z-index="108" draw:name="Grafik 1" draw:style-name="gr1" draw:text-style-name="P1" svg:width="0.5cm" svg:height="0.5cm" svg:x="0.025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 table:number-columns-repeated="19"/>
          <table:table-cell>
            <draw:frame table:end-cell-address="Tabelle1.AG10" table:end-x="0.443cm" table:end-y="0.5cm" draw:z-index="6" draw:name="Grafik 10" draw:style-name="gr1" draw:text-style-name="P1" svg:width="0.45cm" svg:height="0.5cm" svg:x="0.56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 table:number-columns-repeated="992"/>
        </table:table-row>
        <table:table-row table:style-name="ro1">
          <table:table-cell/>
          <table:table-cell office:value-type="string">
            <text:p>9</text:p>
          </table:table-cell>
          <table:table-cell/>
          <table:table-cell>
            <draw:frame table:end-cell-address="Tabelle1.D11" table:end-x="0.537cm" table:end-y="0.5cm" draw:z-index="100" draw:name="Grafik 1" draw:style-name="gr1" draw:text-style-name="P1" svg:width="0.5cm" svg:height="0.5cm" svg:x="0.037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E11" table:end-x="0.486cm" table:end-y="0.5cm" draw:z-index="91" draw:name="Grafik 5" draw:style-name="gr1" draw:text-style-name="P1" svg:width="0.45cm" svg:height="0.5cm" svg:x="0.036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F11" table:end-x="0.484cm" table:end-y="0.5cm" draw:z-index="92" draw:name="Grafik 5" draw:style-name="gr1" draw:text-style-name="P1" svg:width="0.45cm" svg:height="0.5cm" svg:x="0.034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G11" table:end-x="0.532cm" table:end-y="0.5cm" draw:z-index="123" draw:name="Grafik 1" draw:style-name="gr1" draw:text-style-name="P1" svg:width="0.5cm" svg:height="0.5cm" svg:x="0.032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I11" table:end-x="0.529cm" table:end-y="0.5cm" draw:z-index="125" draw:name="Grafik 1" draw:style-name="gr1" draw:text-style-name="P1" svg:width="0.5cm" svg:height="0.5cm" svg:x="0.029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J11" table:end-x="0.478cm" table:end-y="0.5cm" draw:z-index="136" draw:name="Grafik 10" draw:style-name="gr1" draw:text-style-name="P1" svg:width="0.45cm" svg:height="0.5cm" svg:x="0.028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K11" table:end-x="0.526cm" table:end-y="0.5cm" draw:z-index="127" draw:name="Grafik 1" draw:style-name="gr1" draw:text-style-name="P1" svg:width="0.5cm" svg:height="0.5cm" svg:x="0.026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 table:number-columns-repeated="20"/>
          <table:table-cell>
            <draw:frame table:end-cell-address="Tabelle1.AG11" table:end-x="0.443cm" table:end-y="0.382cm" draw:z-index="7" draw:name="Grafik 20" draw:style-name="gr1" draw:text-style-name="P1" svg:width="0.45cm" svg:height="0.381cm" svg:x="0.56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 table:number-columns-repeated="992"/>
        </table:table-row>
        <table:table-row table:style-name="ro1">
          <table:table-cell/>
          <table:table-cell office:value-type="string">
            <text:p>10</text:p>
          </table:table-cell>
          <table:table-cell>
            <draw:frame table:end-cell-address="Tabelle1.C12" table:end-x="0.539cm" table:end-y="0.501cm" draw:z-index="119" draw:name="Grafik 1" draw:style-name="gr1" draw:text-style-name="P1" svg:width="0.5cm" svg:height="0.5cm" svg:x="0.039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Tabelle1.F12" table:end-x="0.534cm" table:end-y="0.501cm" draw:z-index="102" draw:name="Grafik 1" draw:style-name="gr1" draw:text-style-name="P1" svg:width="0.5cm" svg:height="0.5cm" svg:x="0.034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H12" table:end-x="0.531cm" table:end-y="0.501cm" draw:z-index="124" draw:name="Grafik 1" draw:style-name="gr1" draw:text-style-name="P1" svg:width="0.5cm" svg:height="0.5cm" svg:x="0.031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I12" table:end-x="0.529cm" table:end-y="0.501cm" draw:z-index="105" draw:name="Grafik 1" draw:style-name="gr1" draw:text-style-name="P1" svg:width="0.5cm" svg:height="0.5cm" svg:x="0.029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K12" table:end-x="0.526cm" table:end-y="0.501cm" draw:z-index="107" draw:name="Grafik 1" draw:style-name="gr1" draw:text-style-name="P1" svg:width="0.5cm" svg:height="0.5cm" svg:x="0.026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L12" table:end-x="0.525cm" table:end-y="0.501cm" draw:z-index="128" draw:name="Grafik 1" draw:style-name="gr1" draw:text-style-name="P1" svg:width="0.5cm" svg:height="0.5cm" svg:x="0.025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 table:number-columns-repeated="19"/>
          <table:table-cell>
            <draw:frame table:end-cell-address="Tabelle1.AG12" table:end-x="0.493cm" table:end-y="0.501cm" draw:z-index="8" draw:name="Grafik 13" draw:style-name="gr1" draw:text-style-name="P1" svg:width="0.5cm" svg:height="0.5cm" svg:x="0.56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 table:number-columns-repeated="992"/>
        </table:table-row>
        <table:table-row table:style-name="ro1">
          <table:table-cell/>
          <table:table-cell office:value-type="string">
            <text:p>11</text:p>
          </table:table-cell>
          <table:table-cell table:number-columns-repeated="3"/>
          <table:table-cell>
            <draw:frame table:end-cell-address="Tabelle1.F13" table:end-x="0.534cm" table:end-y="0.5cm" draw:z-index="122" draw:name="Grafik 1" draw:style-name="gr1" draw:text-style-name="P1" svg:width="0.5cm" svg:height="0.5cm" svg:x="0.034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 table:number-columns-repeated="25"/>
          <table:table-cell>
            <draw:frame table:end-cell-address="Tabelle1.AG13" table:end-x="0.443cm" table:end-y="0.5cm" draw:z-index="9" draw:name="Grafik 7" draw:style-name="gr1" draw:text-style-name="P1" svg:width="0.45cm" svg:height="0.5cm" svg:x="0.56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 table:number-columns-repeated="992"/>
        </table:table-row>
        <table:table-row table:style-name="ro1">
          <table:table-cell/>
          <table:table-cell office:value-type="string">
            <text:p>12</text:p>
          </table:table-cell>
          <table:table-cell table:number-columns-repeated="29"/>
          <table:table-cell>
            <draw:frame table:end-cell-address="Tabelle1.AG14" table:end-x="0.393cm" table:end-y="0.501cm" draw:z-index="10" draw:name="Grafik 15" draw:style-name="gr1" draw:text-style-name="P1" svg:width="0.4cm" svg:height="0.5cm" svg:x="0.56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 table:number-columns-repeated="992"/>
        </table:table-row>
        <table:table-row table:style-name="ro1">
          <table:table-cell/>
          <table:table-cell office:value-type="string">
            <text:p>13</text:p>
          </table:table-cell>
          <table:table-cell table:number-columns-repeated="2"/>
          <table:table-cell>
            <draw:frame table:end-cell-address="Tabelle1.E15" table:end-x="0.536cm" table:end-y="0.501cm" draw:z-index="101" draw:name="Grafik 1" draw:style-name="gr1" draw:text-style-name="P1" svg:width="0.5cm" svg:height="0.5cm" svg:x="0.036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 table:number-columns-repeated="26"/>
          <table:table-cell>
            <draw:frame table:end-cell-address="Tabelle1.AG15" table:end-x="0.493cm" table:end-y="0.501cm" draw:z-index="12" draw:name="Grafik 18" draw:style-name="gr1" draw:text-style-name="P1" svg:width="0.5cm" svg:height="0.5cm" svg:x="0.56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 table:number-columns-repeated="992"/>
        </table:table-row>
        <table:table-row table:style-name="ro1">
          <table:table-cell/>
          <table:table-cell office:value-type="string">
            <text:p>14</text:p>
          </table:table-cell>
          <table:table-cell/>
          <table:table-cell>
            <draw:frame table:end-cell-address="Tabelle1.D16" table:end-x="0.537cm" table:end-y="0.5cm" draw:z-index="120" draw:name="Grafik 1" draw:style-name="gr1" draw:text-style-name="P1" svg:width="0.5cm" svg:height="0.5cm" svg:x="0.037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E16" table:end-x="0.536cm" table:end-y="0.5cm" draw:z-index="121" draw:name="Grafik 1" draw:style-name="gr1" draw:text-style-name="P1" svg:width="0.5cm" svg:height="0.5cm" svg:x="0.036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 table:number-columns-repeated="26"/>
          <table:table-cell>
            <draw:frame table:end-cell-address="Tabelle1.AG16" table:end-x="0.393cm" table:end-y="0.5cm" draw:z-index="11" draw:name="Grafik 19" draw:style-name="gr1" draw:text-style-name="P1" svg:width="0.4cm" svg:height="0.5cm" svg:x="0.56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 table:number-columns-repeated="992"/>
        </table:table-row>
        <table:table-row table:style-name="ro1">
          <table:table-cell/>
          <table:table-cell office:value-type="string">
            <text:p>15</text:p>
          </table:table-cell>
          <table:table-cell>
            <draw:frame table:end-cell-address="Tabelle1.C17" table:end-x="0.489cm" table:end-y="0.501cm" draw:z-index="89" draw:name="Grafik 5" draw:style-name="gr1" draw:text-style-name="P1" svg:width="0.45cm" svg:height="0.5cm" svg:x="0.039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 table:number-columns-repeated="28"/>
          <table:table-cell>
            <draw:frame table:end-cell-address="Tabelle1.AG17" table:end-x="0.493cm" table:end-y="0.501cm" draw:z-index="13" draw:name="Grafik 17" draw:style-name="gr1" draw:text-style-name="P1" svg:width="0.5cm" svg:height="0.5cm" svg:x="0.56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 table:number-columns-repeated="992"/>
        </table:table-row>
        <table:table-row table:style-name="ro1">
          <table:table-cell/>
          <table:table-cell office:value-type="string">
            <text:p>16</text:p>
          </table:table-cell>
          <table:table-cell table:number-columns-repeated="29"/>
          <table:table-cell>
            <draw:frame table:end-cell-address="Tabelle1.AG18" table:end-x="0.393cm" table:end-y="0.5cm" draw:z-index="14" draw:name="Grafik 11" draw:style-name="gr1" draw:text-style-name="P1" svg:width="0.4cm" svg:height="0.5cm" svg:x="0.56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 table:number-columns-repeated="992"/>
        </table:table-row>
        <table:table-row table:style-name="ro1">
          <table:table-cell/>
          <table:table-cell office:value-type="string">
            <text:p>17</text:p>
          </table:table-cell>
          <table:table-cell/>
          <table:table-cell>
            <draw:frame table:end-cell-address="Tabelle1.D19" table:end-x="0.487cm" table:end-y="0.501cm" draw:z-index="90" draw:name="Grafik 5" draw:style-name="gr1" draw:text-style-name="P1" svg:width="0.45cm" svg:height="0.5cm" svg:x="0.037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 table:number-columns-repeated="27"/>
          <table:table-cell>
            <draw:frame table:end-cell-address="Tabelle1.AG19" table:end-x="0.443cm" table:end-y="0.501cm" draw:z-index="17" draw:name="Grafik 2" draw:style-name="gr1" draw:text-style-name="P1" svg:width="0.45cm" svg:height="0.5cm" svg:x="0.56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 table:number-columns-repeated="992"/>
        </table:table-row>
        <table:table-row table:style-name="ro1">
          <table:table-cell/>
          <table:table-cell office:value-type="string">
            <text:p>18</text:p>
          </table:table-cell>
          <table:table-cell table:number-columns-repeated="29"/>
          <table:table-cell>
            <draw:frame table:end-cell-address="Tabelle1.AG20" table:end-x="0.393cm" table:end-y="0.501cm" draw:z-index="18" draw:name="Grafik 3" draw:style-name="gr1" draw:text-style-name="P1" svg:width="0.4cm" svg:height="0.5cm" svg:x="0.56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 table:number-columns-repeated="992"/>
        </table:table-row>
        <table:table-row table:style-name="ro1">
          <table:table-cell/>
          <table:table-cell office:value-type="string">
            <text:p>19</text:p>
          </table:table-cell>
          <table:table-cell table:number-columns-repeated="29"/>
          <table:table-cell>
            <draw:frame table:end-cell-address="Tabelle1.AG21" table:end-x="0.393cm" table:end-y="0.5cm" draw:z-index="15" draw:name="Grafik 2" draw:style-name="gr1" draw:text-style-name="P1" svg:width="0.4cm" svg:height="0.5cm" svg:x="0.56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 table:number-columns-repeated="992"/>
        </table:table-row>
        <table:table-row table:style-name="ro1">
          <table:table-cell/>
          <table:table-cell office:value-type="string">
            <text:p>20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5">25.03.2019</text:date>, <text:time>16:36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Kahlert</meta:initial-creator>
    <meta:creation-date>2019-03-25T15:33:41.97</meta:creation-date>
    <dc:date>2019-03-25T16:36:37.87</dc:date>
    <dc:creator>Felix Kahlert</dc:creator>
    <meta:editing-duration>PT52M28S</meta:editing-duration>
    <meta:editing-cycles>33</meta:editing-cycles>
    <meta:generator>OpenOffice/4.1.4$Win32 OpenOffice.org_project/414m5$Build-9788</meta:generator>
    <meta:document-statistic meta:table-count="3" meta:cell-count="61" meta:object-count="139"/>
  </office:meta>
</office:document-meta>
</file>